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🗂️ Estructura del proyecto</text:h>
      <text:p text:style-name="Preformatted_20_Text"/>
      <text:p text:style-name="P1"><text:span text:style-name="Source_20_Text">marx_app/</text:span></text:p>
      <text:p text:style-name="P3"><text:span text:style-name="Source_20_Text">├── frases.c</text:span></text:p>
      <text:p text:style-name="P3"><text:span text:style-name="Source_20_Text">├── frases.h</text:span></text:p>
      <text:p text:style-name="P3"><text:span text:style-name="Source_20_Text">├── main.c</text:span></text:p>
      <text:p text:style-name="P3"><text:span text:style-name="Source_20_Text">├── Makefile</text:span></text:p>
      <text:p text:style-name="P4"><text:span text:style-name="Source_20_Text">├── marx.1 <text:s text:c="5"/># Página man</text:span></text:p>
      <text:p text:style-name="Horizontal_20_Line"/>
      <text:h text:style-name="Heading_20_2" text:outline-level="2">✅ 1. ARCHIVO: <text:span text:style-name="Source_20_Text">frases.h</text:span> (interfaz de la librería)</text:h>
      <text:p text:style-name="Preformatted_20_Text"/>
      <text:p text:style-name="P1"><text:span text:style-name="Source_20_Text">#ifndef FRASES_H</text:span></text:p>
      <text:p text:style-name="P3"><text:span text:style-name="Source_20_Text">#define FRASES_H</text:span></text:p>
      <text:p text:style-name="P3"/>
      <text:p text:style-name="P3"><text:span text:style-name="Source_20_Text">// Declaración de la función que mostrará una frase aleatoria</text:span></text:p>
      <text:p text:style-name="P3"><text:span text:style-name="Source_20_Text">void mostrar_frase();</text:span></text:p>
      <text:p text:style-name="P3"/>
      <text:p text:style-name="P4"><text:span text:style-name="Source_20_Text">#endif</text:span></text:p>
      <text:p text:style-name="Horizontal_20_Line"/>
      <text:h text:style-name="Heading_20_2" text:outline-level="2">✅ 2. ARCHIVO: <text:span text:style-name="Source_20_Text">frases.c</text:span> (librería compartida)</text:h>
      <text:p text:style-name="Preformatted_20_Text"/>
      <text:p text:style-name="P1"><text:span text:style-name="Source_20_Text">#include &lt;stdio.h&gt; <text:s text:c="5"/>// Para printf</text:span></text:p>
      <text:p text:style-name="P3"><text:span text:style-name="Source_20_Text">#include &lt;stdlib.h&gt; <text:s text:c="4"/>// Para rand, srand</text:span></text:p>
      <text:p text:style-name="P3"><text:span text:style-name="Source_20_Text">#include &lt;string.h&gt; <text:s text:c="4"/>// Para strlen</text:span></text:p>
      <text:p text:style-name="P3"><text:span text:style-name="Source_20_Text">#include &lt;time.h&gt; <text:s text:c="6"/>// Para time</text:span></text:p>
      <text:p text:style-name="P3"/>
      <text:p text:style-name="P3"><text:span text:style-name="Source_20_Text">// Muestra la frase con un marco de '#'</text:span></text:p>
      <text:p text:style-name="P3"><text:span text:style-name="Source_20_Text">void mostrar_en_marco(const char *frase) {</text:span></text:p>
      <text:p text:style-name="P3"><text:span text:style-name="Source_20_Text"><text:s text:c="4"/>int len = strlen(frase); <text:s text:c="6"/>// Longitud de la frase</text:span></text:p>
      <text:p text:style-name="P3"><text:span text:style-name="Source_20_Text"><text:s text:c="4"/>int ancho = len + 4; <text:s text:c="10"/>// Ancho del marco</text:span></text:p>
      <text:p text:style-name="P3"/>
      <text:p text:style-name="P3"><text:span text:style-name="Source_20_Text"><text:s text:c="4"/>for (int i = 0; i &lt; ancho; i++) printf("#"); <text:s/>// Línea superior</text:span></text:p>
      <text:p text:style-name="P3"><text:span text:style-name="Source_20_Text"><text:s text:c="4"/>printf("\n# %s #\n", frase); <text:s text:c="16"/>// Frase con bordes</text:span></text:p>
      <text:p text:style-name="P3"><text:span text:style-name="Source_20_Text"><text:s text:c="4"/>for (int i = 0; i &lt; ancho; i++) printf("#"); <text:s/>// Línea inferior</text:span></text:p>
      <text:p text:style-name="P3"><text:span text:style-name="Source_20_Text"><text:s text:c="4"/>printf("\n");</text:span></text:p>
      <text:p text:style-name="P3"><text:span text:style-name="Source_20_Text">}</text:span></text:p>
      <text:p text:style-name="P3"/>
      <text:p text:style-name="P3"><text:span text:style-name="Source_20_Text">void mostrar_frase() {</text:span></text:p>
      <text:p text:style-name="P3"><text:span text:style-name="Source_20_Text"><text:s text:c="4"/>const char *frases[] = {</text:span></text:p>
      <text:p text:style-name="P3"><text:span text:style-name="Source_20_Text"><text:s text:c="8"/>"Estos son mis principios. Si no le gustan, tengo otros.",</text:span></text:p>
      <text:p text:style-name="P3"><text:span text:style-name="Source_20_Text"><text:s text:c="8"/>"Disculpe que no me levante. (epitafio de Groucho)",</text:span></text:p>
      <text:p text:style-name="P3"><text:span text:style-name="Source_20_Text"><text:s text:c="8"/>"¿A quién va a creer, a mí o a sus propios ojos?",</text:span></text:p>
      <text:p text:style-name="P3"><text:span text:style-name="Source_20_Text"><text:s text:c="8"/>"Nunca pertenecería a un club que admitiera como miembro a alguien como yo.",</text:span></text:p>
      <text:p text:style-name="P3"><text:span text:style-name="Source_20_Text"><text:s text:c="8"/>"La política es el arte de buscar problemas, encontrarlos, hacer un diagnóstico falso y aplicar después los remedios equivocados.",</text:span></text:p>
      <text:p text:style-name="P3"><text:span text:style-name="Source_20_Text"><text:s text:c="8"/>"Es mejor estar callado y parecer tonto que hablar y despejar las dudas definitivamente.",</text:span></text:p>
      <text:p text:style-name="P3"><text:span text:style-name="Source_20_Text"><text:s text:c="8"/>"El matrimonio es la principal causa de divorcio.",</text:span></text:p>
      <text:p text:style-name="P3"><text:span text:style-name="Source_20_Text"><text:s text:c="8"/>"La televisión ha hecho maravillas por mi cultura: en cuanto alguien enciende el aparato, voy a la biblioteca y leo un libro.",</text:span></text:p>
      <text:p text:style-name="P3"><text:span text:style-name="Source_20_Text"><text:s text:c="8"/>"Nunca olvido una cara, pero con la suya voy a hacer una excepción.",</text:span></text:p>
      <text:p text:style-name="P3"><text:soft-page-break/><text:span text:style-name="Source_20_Text"><text:s text:c="8"/>"He pasado una noche estupenda... pero no ha sido esta.",</text:span></text:p>
      <text:p text:style-name="P3"><text:span text:style-name="Source_20_Text"><text:s text:c="8"/>"¿Por qué debería preocuparme por la posteridad? ¿Qué ha hecho la posteridad por mí?",</text:span></text:p>
      <text:p text:style-name="P3"><text:span text:style-name="Source_20_Text"><text:s text:c="8"/>"El secreto de la vida es la honestidad y el juego limpio... si puedes simular eso, lo has conseguido.",</text:span></text:p>
      <text:p text:style-name="P3"><text:span text:style-name="Source_20_Text"><text:s text:c="8"/>"¡Que se pare el mundo, que me quiero bajar!",</text:span></text:p>
      <text:p text:style-name="P3"><text:span text:style-name="Source_20_Text"><text:s text:c="8"/>"Jamás aceptaría pertenecer a un club que me admitiera como socio.",</text:span></text:p>
      <text:p text:style-name="P3"><text:span text:style-name="Source_20_Text"><text:s text:c="8"/>"Partiendo de la nada hemos alcanzado las más altas cotas de miseria.",</text:span></text:p>
      <text:p text:style-name="P3"><text:span text:style-name="Source_20_Text"><text:s text:c="8"/>"Nunca subestimes el poder de la estupidez humana."</text:span></text:p>
      <text:p text:style-name="P3"><text:span text:style-name="Source_20_Text"><text:s text:c="4"/>};</text:span></text:p>
      <text:p text:style-name="P3"/>
      <text:p text:style-name="P3"><text:span text:style-name="Source_20_Text"><text:s text:c="4"/>int total = sizeof(frases) / sizeof(frases[0]); // Cantidad de frases</text:span></text:p>
      <text:p text:style-name="P3"/>
      <text:p text:style-name="P3"><text:span text:style-name="Source_20_Text"><text:s text:c="4"/>srand(time(NULL)); <text:s text:c="5"/>// Inicializa semilla aleatoria</text:span></text:p>
      <text:p text:style-name="P3"><text:span text:style-name="Source_20_Text"><text:s text:c="4"/>int idx = rand() % total; <text:s/>// Escoge una aleatoria</text:span></text:p>
      <text:p text:style-name="P3"/>
      <text:p text:style-name="P3"><text:span text:style-name="Source_20_Text"><text:s text:c="4"/>printf("\n");</text:span></text:p>
      <text:p text:style-name="P3"><text:span text:style-name="Source_20_Text"><text:s text:c="4"/>mostrar_en_marco(frases[idx]); <text:s/>// Muestra con marco</text:span></text:p>
      <text:p text:style-name="P4"><text:span text:style-name="Source_20_Text">}</text:span></text:p>
      <text:p text:style-name="Horizontal_20_Line"/>
      <text:h text:style-name="Heading_20_2" text:outline-level="2">✅ 3. ARCHIVO: <text:span text:style-name="Source_20_Text">main.c</text:span> (ejecutable)</text:h>
      <text:p text:style-name="Preformatted_20_Text"/>
      <text:p text:style-name="P1"><text:span text:style-name="Source_20_Text">#include &lt;stdio.h&gt; <text:s text:c="5"/>// Para printf</text:span></text:p>
      <text:p text:style-name="P3"><text:span text:style-name="Source_20_Text">#include &lt;string.h&gt; <text:s text:c="4"/>// Para strcmp</text:span></text:p>
      <text:p text:style-name="P3"><text:span text:style-name="Source_20_Text">#include "frases.h" <text:s text:c="4"/>// Importa la librería compartida</text:span></text:p>
      <text:p text:style-name="P3"/>
      <text:p text:style-name="P3"><text:span text:style-name="Source_20_Text">#define VERSION "1.0"</text:span></text:p>
      <text:p text:style-name="P3"/>
      <text:p text:style-name="P3"><text:span text:style-name="Source_20_Text">int main(int argc, char *argv[]) {</text:span></text:p>
      <text:p text:style-name="P3"><text:span text:style-name="Source_20_Text"><text:s text:c="4"/>// Si hay argumento y es "-v", mostrar la versión</text:span></text:p>
      <text:p text:style-name="P3"><text:span text:style-name="Source_20_Text"><text:s text:c="4"/>if (argc &gt; 1 &amp;&amp; strcmp(argv[1], "-v") == 0) {</text:span></text:p>
      <text:p text:style-name="P3"><text:span text:style-name="Source_20_Text"><text:s text:c="8"/>printf("Marx App v%s\n", VERSION);</text:span></text:p>
      <text:p text:style-name="P3"><text:span text:style-name="Source_20_Text"><text:s text:c="8"/>return 0;</text:span></text:p>
      <text:p text:style-name="P3"><text:span text:style-name="Source_20_Text"><text:s text:c="4"/>}</text:span></text:p>
      <text:p text:style-name="P3"/>
      <text:p text:style-name="P3"><text:span text:style-name="Source_20_Text"><text:s text:c="4"/>// Llamar a la función que imprime la frase</text:span></text:p>
      <text:p text:style-name="P3"><text:span text:style-name="Source_20_Text"><text:s text:c="4"/>mostrar_frase();</text:span></text:p>
      <text:p text:style-name="P3"><text:span text:style-name="Source_20_Text"><text:s text:c="4"/>return 0;</text:span></text:p>
      <text:p text:style-name="P4"><text:span text:style-name="Source_20_Text">}</text:span></text:p>
      <text:p text:style-name="Horizontal_20_Line"/>
      <text:h text:style-name="Heading_20_2" text:outline-level="2">✅ 4. ARCHIVO: <text:span text:style-name="Source_20_Text">Makefile</text:span></text:h>
      <text:p text:style-name="Preformatted_20_Text"/>
      <text:p text:style-name="P1"><text:span text:style-name="Source_20_Text">CC=gcc</text:span></text:p>
      <text:p text:style-name="P3"><text:span text:style-name="Source_20_Text">CFLAGS=-Wall -fPIC -I.</text:span></text:p>
      <text:p text:style-name="P3"><text:span text:style-name="Source_20_Text">LDFLAGS=-shared</text:span></text:p>
      <text:p text:style-name="P3"><text:span text:style-name="Source_20_Text">TARGET=marx</text:span></text:p>
      <text:p text:style-name="P3"><text:span text:style-name="Source_20_Text">LIB=libfrases.so</text:span></text:p>
      <text:p text:style-name="P3"/>
      <text:p text:style-name="P3"><text:span text:style-name="Source_20_Text">all: $(TARGET)</text:span></text:p>
      <text:p text:style-name="P3"/>
      <text:p text:style-name="P3"><text:span text:style-name="Source_20_Text"># Compilar la librería compartida</text:span></text:p>
      <text:p text:style-name="P3"><text:span text:style-name="Source_20_Text">$(LIB): frases.o</text:span></text:p>
      <text:p text:style-name="P3"><text:span text:style-name="Source_20_Text"><text:s text:c="8"/>$(CC) $(LDFLAGS) -o $@ $^</text:span></text:p>
      <text:p text:style-name="P3"/>
      <text:p text:style-name="P3"><text:span text:style-name="Source_20_Text"># Compilar el programa principal</text:span></text:p>
      <text:p text:style-name="P3"><text:soft-page-break/><text:span text:style-name="Source_20_Text">$(TARGET): main.o $(LIB)</text:span></text:p>
      <text:p text:style-name="P3"><text:span text:style-name="Source_20_Text"><text:s text:c="8"/>$(CC) -o $@ main.o -L. -lfrases</text:span></text:p>
      <text:p text:style-name="P3"/>
      <text:p text:style-name="P3"><text:span text:style-name="Source_20_Text"># Archivos objeto</text:span></text:p>
      <text:p text:style-name="P3"><text:span text:style-name="Source_20_Text">main.o: main.c frases.h</text:span></text:p>
      <text:p text:style-name="P3"><text:span text:style-name="Source_20_Text"><text:s text:c="8"/>$(CC) $(CFLAGS) -c main.c</text:span></text:p>
      <text:p text:style-name="P3"/>
      <text:p text:style-name="P3"><text:span text:style-name="Source_20_Text">frases.o: frases.c frases.h</text:span></text:p>
      <text:p text:style-name="P3"><text:span text:style-name="Source_20_Text"><text:s text:c="8"/>$(CC) $(CFLAGS) -c frases.c</text:span></text:p>
      <text:p text:style-name="P3"/>
      <text:p text:style-name="P3"><text:span text:style-name="Source_20_Text">clean:</text:span></text:p>
      <text:p text:style-name="P3"><text:span text:style-name="Source_20_Text"><text:s text:c="8"/>rm -f *.o *.so $(TARGET)</text:span></text:p>
      <text:p text:style-name="P3"/>
      <text:p text:style-name="P3"><text:span text:style-name="Source_20_Text">run:</text:span></text:p>
      <text:p text:style-name="P3"><text:span text:style-name="Source_20_Text"><text:s text:c="8"/>LD_LIBRARY_PATH=. ./$(TARGET)</text:span></text:p>
      <text:p text:style-name="P3"/>
      <text:p text:style-name="P3"><text:span text:style-name="Source_20_Text">info:</text:span></text:p>
      <text:p text:style-name="P4"><text:span text:style-name="Source_20_Text"><text:s text:c="8"/>ldd ./$(TARGET)</text:span></text:p>
      <text:p text:style-name="Horizontal_20_Line"/>
      <text:h text:style-name="Heading_20_2" text:outline-level="2">✅ 5. ARCHIVO: <text:span text:style-name="Source_20_Text">marx.1</text:span> — Página man</text:h>
      <text:p text:style-name="Preformatted_20_Text"/>
      <text:p text:style-name="P1"><text:span text:style-name="Source_20_Text">.TH MARX 1 "Mayo 2025" "v1.0" "Aplicación de los Hermanos Marx"</text:span></text:p>
      <text:p text:style-name="P3"><text:span text:style-name="Source_20_Text">.SH NOMBRE</text:span></text:p>
      <text:p text:style-name="P3"><text:span text:style-name="Source_20_Text">marx \- Muestra frases aleatorias de los Hermanos Marx</text:span></text:p>
      <text:p text:style-name="P3"><text:span text:style-name="Source_20_Text">.SH SINOPSIS</text:span></text:p>
      <text:p text:style-name="P3"><text:span text:style-name="Source_20_Text">.B marx</text:span></text:p>
      <text:p text:style-name="P3"><text:span text:style-name="Source_20_Text">.RI [ -v ]</text:span></text:p>
      <text:p text:style-name="P3"><text:span text:style-name="Source_20_Text">.SH DESCRIPCIÓN</text:span></text:p>
      <text:p text:style-name="P3"><text:span text:style-name="Source_20_Text">Este programa muestra una frase aleatoria de los Hermanos Marx cada vez que se ejecuta.</text:span></text:p>
      <text:p text:style-name="P3"><text:span text:style-name="Source_20_Text">.SH OPCIONES</text:span></text:p>
      <text:p text:style-name="P3"><text:span text:style-name="Source_20_Text">.TP</text:span></text:p>
      <text:p text:style-name="P3"><text:span text:style-name="Source_20_Text">.B -v</text:span></text:p>
      <text:p text:style-name="P3"><text:span text:style-name="Source_20_Text">Muestra la versión del programa.</text:span></text:p>
      <text:p text:style-name="P3"><text:span text:style-name="Source_20_Text">.SH AUTORES</text:span></text:p>
      <text:p text:style-name="P4"><text:span text:style-name="Source_20_Text">Desarrollado como ejemplo educativo para LPIC-1.</text:span></text:p>
      <text:p text:style-name="Horizontal_20_Line"/>
      <text:h text:style-name="Heading_20_2" text:outline-level="2">✅ 6. 🧪 Proceso completo: instalación, prueba y verificación</text:h>
      <text:h text:style-name="Heading_20_3" text:outline-level="3">📦 Compilar</text:h>
      <text:p text:style-name="Preformatted_20_Text"/>
      <text:p text:style-name="P2"><text:span text:style-name="Source_20_Text">make</text:span></text:p>
      <text:p text:style-name="Horizontal_20_Line"/>
      <text:h text:style-name="Heading_20_3" text:outline-level="3">🚀 Ejecutar con la librería presente</text:h>
      <text:p text:style-name="Preformatted_20_Text"/>
      <text:p text:style-name="P2"><text:span text:style-name="Source_20_Text">LD_LIBRARY_PATH=. ./marx</text:span></text:p>
      <text:p text:style-name="Horizontal_20_Line"/>
      <text:h text:style-name="Heading_20_3" text:outline-level="3"><text:soft-page-break/>🔧 Probar la opción <text:span text:style-name="Source_20_Text">-v</text:span></text:h>
      <text:p text:style-name="Preformatted_20_Text"/>
      <text:p text:style-name="P2"><text:span text:style-name="Source_20_Text">./marx -v</text:span></text:p>
      <text:p text:style-name="Horizontal_20_Line"/>
      <text:h text:style-name="Heading_20_3" text:outline-level="3">🔍 Verificar enlace dinámico</text:h>
      <text:p text:style-name="Preformatted_20_Text"/>
      <text:p text:style-name="P2"><text:span text:style-name="Source_20_Text">ldd ./marx</text:span></text:p>
      <text:p text:style-name="Text_20_body">Debería mostrar que enlaza con <text:span text:style-name="Source_20_Text">libfrases.so</text:span>.</text:p>
      <text:p text:style-name="Horizontal_20_Line"/>
      <text:h text:style-name="Heading_20_3" text:outline-level="3">❌ Probar fallo sin la librería</text:h>
      <text:p text:style-name="Preformatted_20_Text"/>
      <text:p text:style-name="P1"><text:span text:style-name="Source_20_Text">unset LD_LIBRARY_PATH</text:span></text:p>
      <text:p text:style-name="P4"><text:span text:style-name="Source_20_Text">./marx</text:span></text:p>
      <text:p text:style-name="Text_20_body">Esperado: error del tipo <text:span text:style-name="Source_20_Text">error while loading shared libraries: libfrases.so</text:span>.</text:p>
      <text:p text:style-name="Horizontal_20_Line"/>
      <text:h text:style-name="Heading_20_3" text:outline-level="3">🛠️ Solución con <text:span text:style-name="Source_20_Text">LD_LIBRARY_PATH</text:span></text:h>
      <text:p text:style-name="Preformatted_20_Text"/>
      <text:p text:style-name="P1"><text:span text:style-name="Source_20_Text">export LD_LIBRARY_PATH=.</text:span></text:p>
      <text:p text:style-name="P4"><text:span text:style-name="Source_20_Text">./marx</text:span></text:p>
      <text:p text:style-name="Horizontal_20_Line"/>
      <text:h text:style-name="Heading_20_3" text:outline-level="3">📚 Instalar y usar la página man</text:h>
      <text:p text:style-name="Preformatted_20_Text"/>
      <text:p text:style-name="P1"><text:span text:style-name="Source_20_Text">sudo cp marx.1 /usr/share/man/man1/</text:span></text:p>
      <text:p text:style-name="P4"><text:span text:style-name="Source_20_Text">man marx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9:16:05.702685889</meta:creation-date>
    <dc:date>2025-05-23T19:47:46.812056779</dc:date>
    <meta:editing-duration>PT21M27S</meta:editing-duration>
    <meta:editing-cycles>1</meta:editing-cycles>
    <meta:document-statistic meta:table-count="0" meta:image-count="0" meta:object-count="0" meta:page-count="4" meta:paragraph-count="126" meta:word-count="670" meta:character-count="4424" meta:non-whitespace-character-count="3525"/>
    <meta:generator>LibreOffice/24.2.2.2$Linux_X86_64 LibreOffice_project/d56cc158d8a96260b836f100ef4b4ef25d6f1a01</meta:generator>
  </office:meta>
</office:document-meta>
</file>